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31cm"/>
    </style:style>
    <style:style style:name="gr2" style:family="graphic" style:parent-style-name="standard">
      <style:graphic-properties draw:stroke="none" svg:stroke-color="#000000" draw:fill="none" draw:fill-color="#ffffff" fo:min-height="0.796cm"/>
    </style:style>
    <style:style style:name="gr3" style:family="graphic" style:parent-style-name="measure" style:list-style-name="L1">
      <style:graphic-properties draw:textarea-vertical-align="middle" draw:line-distance="0.496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measure" style:list-style-name="L1">
      <style:graphic-properties draw:textarea-vertical-align="middle" draw:line-distance="0.496cm"/>
    </style:style>
    <style:style style:name="gr8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measure" style:list-style-name="L1">
      <style:graphic-properties draw:textarea-vertical-align="middle" draw:line-distance="0.496cm"/>
    </style:style>
    <style:style style:name="gr10" style:family="graphic" style:parent-style-name="measure" style:list-style-name="L1">
      <style:graphic-properties draw:textarea-vertical-align="middle" draw:line-distance="0.496cm"/>
    </style:style>
    <style:style style:name="gr11" style:family="graphic" style:parent-style-name="standard">
      <style:graphic-properties draw:stroke="none" svg:stroke-color="#000000" draw:fill="none" draw:fill-color="#ffffff" fo:min-height="0.88cm"/>
    </style:style>
    <style:style style:name="gr12" style:family="graphic" style:parent-style-name="measure" style:list-style-name="L1">
      <style:graphic-properties draw:textarea-vertical-align="middle" draw:line-distance="0.496cm"/>
    </style:style>
    <style:style style:name="gr13" style:family="graphic">
      <style:graphic-properties svg:stroke-color="#000000" draw:fill="solid" draw:fill-color="#eeeeee" draw:textarea-horizontal-align="justify" draw:textarea-vertical-align="middle" draw:auto-grow-height="false"/>
    </style:style>
    <style:style style:name="gr14" style:family="graphic" style:parent-style-name="measure" style:list-style-name="L1">
      <style:graphic-properties draw:textarea-vertical-align="middle" draw:line-distance="0.496cm"/>
    </style:style>
    <style:style style:name="gr15" style:family="graphic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measure" style:list-style-name="L1">
      <style:graphic-properties draw:textarea-vertical-align="middle" draw:line-distance="0.496cm"/>
    </style:style>
    <style:style style:name="gr17" style:family="graphic" style:parent-style-name="measure" style:list-style-name="L1">
      <style:graphic-properties draw:textarea-vertical-align="middle"/>
    </style:style>
    <style:style style:name="gr18" style:family="graphic" style:parent-style-name="measure" style:list-style-name="L1">
      <style:graphic-properties draw:textarea-vertical-align="middle" draw:line-distance="0.496cm"/>
    </style:style>
    <style:style style:name="gr19" style:family="graphic" style:parent-style-name="measure" style:list-style-name="L1">
      <style:graphic-properties draw:textarea-vertical-align="middle" draw:line-distance="0.496cm"/>
    </style:style>
    <style:style style:name="gr20" style:family="graphic" style:parent-style-name="measure" style:list-style-name="L1">
      <style:graphic-properties draw:textarea-vertical-align="middle" draw:line-distance="0.49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measure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color="#808080"/>
    </style:style>
    <style:style style:name="P8" style:family="paragraph">
      <style:paragraph-properties fo:text-align="start"/>
      <style:text-properties fo:font-size="16pt"/>
    </style:style>
    <style:style style:name="P9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5pt"/>
    </style:style>
    <style:style style:name="P12" style:family="paragraph">
      <style:paragraph-properties fo:text-align="start"/>
      <style:text-properties fo:font-size="15pt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P14" style:family="paragraph">
      <style:text-properties fo:color="#808080"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Arial3" fo:font-size="18pt" style:font-name-asian="Arial3" style:font-size-asian="18pt" style:font-name-complex="Arial3" style:font-size-complex="18pt"/>
    </style:style>
    <style:style style:name="T5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8080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style:use-window-font-color="true" style:text-outline="false" style:text-line-through-style="none" style:font-name="Arial3" fo:font-size="12pt" fo:font-style="normal" fo:text-shadow="none" style:text-underline-style="none" fo:font-weight="bold" style:letter-kerning="true" style:font-name-asian="Arial3" style:font-size-asian="18pt" style:font-style-asian="normal" style:font-weight-asian="bold" style:font-name-complex="Arial3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64cm" svg:height="2.762cm" svg:x="0.914cm" svg:y="0.905cm">
          <draw:text-box>
            <text:p text:style-name="P1"><text:span text:style-name="T1">Goliath Quadcopter</text:span></text:p>
            <text:p text:style-name="P1"><text:span text:style-name="T1">Cutting Guides – Foam Pieces for Propeller Blanks</text:span></text:p>
            <text:p text:style-name="P1"><text:span text:style-name="T1">v1</text:span></text:p>
            <text:p text:style-name="P1"><text:span text:style-name="T2"><text:a xlink:href="http://mccloudaero.com/" xlink:type="simple">mccloudaero.com</text:a></text:span></text:p>
          </draw:text-box>
        </draw:frame>
        <draw:frame draw:style-name="gr2" draw:text-style-name="P4" draw:layer="layout" svg:width="3.556cm" svg:height="1.046cm" svg:x="13.122cm" svg:y="3.493cm">
          <draw:text-box>
            <text:p text:style-name="P3"><text:span text:style-name="T3">4' x 8' x </text:span><text:span text:style-name="T4">½</text:span><text:span text:style-name="T3">”</text:span></text:p>
          </draw:text-box>
        </draw:frame>
        <draw:measure draw:style-name="gr3" draw:text-style-name="P5" draw:layer="measurelines" svg:x1="4.775cm" svg:y1="8.486cm" svg:x2="25.043cm" svg:y2="8.498cm">
          <text:p text:style-name="P5"><text:span text:style-name="T5">96</text:span><text:span text:style-name="T5"><text:measure text:kind="unit">"</text:measure></text:span><text:span text:style-name="T5"><text:measure text:kind="gap"/></text:span></text:p>
        </draw:measure>
        <draw:frame draw:style-name="gr4" draw:text-style-name="P6" draw:layer="layout" svg:width="3.556cm" svg:height="1.4cm" svg:x="13.059cm" svg:y="4.512cm">
          <draw:text-box>
            <text:p text:style-name="P3"><text:span text:style-name="T6">2 Total</text:span></text:p>
          </draw:text-box>
        </draw:frame>
        <draw:custom-shape draw:style-name="gr5" draw:text-style-name="P3" draw:layer="layout" svg:width="20.286cm" svg:height="10.101cm" svg:x="4.803cm" svg:y="8.63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.09cm" svg:y1="10.858cm" svg:x2="4.803cm" svg:y2="10.858cm">
          <text:p/>
        </draw:line>
        <draw:measure draw:style-name="gr7" draw:text-style-name="P5" draw:layer="layout" svg:x1="4.72cm" svg:y1="18.674cm" svg:x2="4.693cm" svg:y2="8.631cm">
          <text:p text:style-name="P5"><text:span text:style-name="T5">48</text:span><text:span text:style-name="T5"><text:measure text:kind="unit">"</text:measure></text:span><text:span text:style-name="T5"><text:measure text:kind="gap"/></text:span></text:p>
        </draw:measure>
        <draw:line draw:style-name="gr6" draw:text-style-name="P3" draw:layer="layout" svg:x1="22.918cm" svg:y1="18.72cm" svg:x2="22.918cm" svg:y2="10.858cm">
          <text:p/>
        </draw:line>
        <draw:line draw:style-name="gr6" draw:text-style-name="P3" draw:layer="layout" svg:x1="20.918cm" svg:y1="18.72cm" svg:x2="20.918cm" svg:y2="10.858cm">
          <text:p/>
        </draw:line>
        <draw:line draw:style-name="gr6" draw:text-style-name="P3" draw:layer="layout" svg:x1="18.718cm" svg:y1="18.72cm" svg:x2="18.718cm" svg:y2="10.858cm">
          <text:p/>
        </draw:line>
        <draw:line draw:style-name="gr6" draw:text-style-name="P3" draw:layer="layout" svg:x1="16.618cm" svg:y1="18.72cm" svg:x2="16.618cm" svg:y2="10.858cm">
          <text:p/>
        </draw:line>
        <draw:line draw:style-name="gr6" draw:text-style-name="P3" draw:layer="layout" svg:x1="14.518cm" svg:y1="18.72cm" svg:x2="14.518cm" svg:y2="10.858cm">
          <text:p/>
        </draw:line>
        <draw:line draw:style-name="gr6" draw:text-style-name="P3" draw:layer="layout" svg:x1="12.418cm" svg:y1="18.72cm" svg:x2="12.418cm" svg:y2="10.858cm">
          <text:p/>
        </draw:line>
        <draw:line draw:style-name="gr6" draw:text-style-name="P3" draw:layer="layout" svg:x1="10.218cm" svg:y1="18.72cm" svg:x2="10.218cm" svg:y2="10.858cm">
          <text:p/>
        </draw:line>
        <draw:line draw:style-name="gr6" draw:text-style-name="P3" draw:layer="layout" svg:x1="8.218cm" svg:y1="18.72cm" svg:x2="8.218cm" svg:y2="10.858cm">
          <text:p/>
        </draw:line>
        <draw:line draw:style-name="gr6" draw:text-style-name="P3" draw:layer="layout" svg:x1="6.018cm" svg:y1="18.72cm" svg:x2="6.018cm" svg:y2="10.858cm">
          <text:p/>
        </draw:line>
        <draw:line draw:style-name="gr6" draw:text-style-name="P3" draw:layer="layout" svg:x1="17.118cm" svg:y1="10.831cm" svg:x2="17.118cm" svg:y2="8.658cm">
          <text:p/>
        </draw:line>
        <draw:line draw:style-name="gr6" draw:text-style-name="P3" draw:layer="layout" svg:x1="9.018cm" svg:y1="10.832cm" svg:x2="9.018cm" svg:y2="8.659cm">
          <text:p/>
        </draw:line>
        <draw:custom-shape draw:style-name="gr8" draw:text-style-name="P3" draw:layer="layout" svg:width="1.08cm" svg:height="20.18cm" draw:transform="rotate (-1.5707963267949) translate (24.98cm 6.2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27.29299836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measure draw:style-name="gr9" draw:text-style-name="P5" draw:layer="layout" svg:x1="25.09cm" svg:y1="18.876cm" svg:x2="22.926cm" svg:y2="18.885cm">
          <text:p text:style-name="P5"><text:span text:style-name="T5">10</text:span><text:span text:style-name="T5"><text:measure text:kind="unit">"</text:measure></text:span><text:span text:style-name="T5"><text:measure text:kind="gap"/></text:span></text:p>
        </draw:measure>
        <draw:measure draw:style-name="gr10" draw:text-style-name="P5" draw:layer="layout" svg:x1="25.373cm" svg:y1="10.858cm" svg:x2="25.38cm" svg:y2="18.72cm">
          <text:p text:style-name="P5"><text:span text:style-name="T5">38</text:span><text:span text:style-name="T5"><text:measure text:kind="unit">"</text:measure></text:span><text:span text:style-name="T5"><text:measure text:kind="gap"/></text:span></text:p>
        </draw:measure>
        <draw:frame draw:style-name="gr4" draw:text-style-name="P6" draw:layer="layout" svg:width="11.861cm" svg:height="1.787cm" svg:x="1.059cm" svg:y="3.912cm">
          <draw:text-box>
            <text:p text:style-name="P1"><text:span text:style-name="T7">Notes:</text:span></text:p>
            <text:p text:style-name="P1"><text:span text:style-name="T7">Eleven 10” x 38” pieces can be cut from a single sheet.</text:span></text:p>
            <text:p text:style-name="P1"><text:span text:style-name="T7">Twelve pieces are needed to create 4 propellers</text:span><text:span text:style-name="T6"> </text:span></text:p>
          </draw:text-box>
        </draw:frame>
        <draw:frame draw:style-name="gr11" draw:text-style-name="P7" draw:layer="layout" svg:width="0.935cm" svg:height="1.13cm" svg:x="12.535cm" svg:y="9.346cm">
          <draw:text-box>
            <text:p text:style-name="P7"><text:span text:style-name="T8">1</text:span></text:p>
          </draw:text-box>
        </draw:frame>
        <draw:frame draw:style-name="gr11" draw:text-style-name="P7" draw:layer="layout" svg:width="0.935cm" svg:height="1.13cm" svg:x="20.736cm" svg:y="9.346cm">
          <draw:text-box>
            <text:p text:style-name="P7"><text:span text:style-name="T8">2</text:span></text:p>
          </draw:text-box>
        </draw:frame>
        <draw:frame draw:style-name="gr11" draw:text-style-name="P7" draw:layer="layout" svg:width="0.935cm" svg:height="1.13cm" svg:x="6.636cm" svg:y="14.346cm">
          <draw:text-box>
            <text:p text:style-name="P7"><text:span text:style-name="T8">3</text:span></text:p>
          </draw:text-box>
        </draw:frame>
        <draw:frame draw:style-name="gr11" draw:text-style-name="P7" draw:layer="layout" svg:width="0.935cm" svg:height="1.13cm" svg:x="8.837cm" svg:y="14.346cm">
          <draw:text-box>
            <text:p text:style-name="P7"><text:span text:style-name="T8">4</text:span></text:p>
          </draw:text-box>
        </draw:frame>
        <draw:frame draw:style-name="gr11" draw:text-style-name="P7" draw:layer="layout" svg:width="0.935cm" svg:height="1.13cm" svg:x="10.937cm" svg:y="14.346cm">
          <draw:text-box>
            <text:p text:style-name="P7"><text:span text:style-name="T8">5</text:span></text:p>
          </draw:text-box>
        </draw:frame>
        <draw:frame draw:style-name="gr11" draw:text-style-name="P7" draw:layer="layout" svg:width="0.935cm" svg:height="1.13cm" svg:x="13.037cm" svg:y="14.346cm">
          <draw:text-box>
            <text:p text:style-name="P7"><text:span text:style-name="T8">6</text:span></text:p>
          </draw:text-box>
        </draw:frame>
        <draw:frame draw:style-name="gr11" draw:text-style-name="P7" draw:layer="layout" svg:width="0.935cm" svg:height="1.13cm" svg:x="15.137cm" svg:y="14.346cm">
          <draw:text-box>
            <text:p text:style-name="P7"><text:span text:style-name="T8">7</text:span></text:p>
          </draw:text-box>
        </draw:frame>
        <draw:frame draw:style-name="gr11" draw:text-style-name="P7" draw:layer="layout" svg:width="0.935cm" svg:height="1.13cm" svg:x="17.237cm" svg:y="14.346cm">
          <draw:text-box>
            <text:p text:style-name="P7"><text:span text:style-name="T8">8</text:span></text:p>
          </draw:text-box>
        </draw:frame>
        <draw:frame draw:style-name="gr11" draw:text-style-name="P7" draw:layer="layout" svg:width="0.935cm" svg:height="1.13cm" svg:x="19.437cm" svg:y="14.346cm">
          <draw:text-box>
            <text:p text:style-name="P7"><text:span text:style-name="T8">9</text:span></text:p>
          </draw:text-box>
        </draw:frame>
        <draw:frame draw:style-name="gr11" draw:text-style-name="P7" draw:layer="layout" svg:width="1.352cm" svg:height="1.13cm" svg:x="21.237cm" svg:y="14.346cm">
          <draw:text-box>
            <text:p text:style-name="P7"><text:span text:style-name="T8">10</text:span></text:p>
          </draw:text-box>
        </draw:frame>
        <draw:frame draw:style-name="gr11" draw:text-style-name="P7" draw:layer="layout" svg:width="1.352cm" svg:height="1.13cm" svg:x="23.437cm" svg:y="14.346cm">
          <draw:text-box>
            <text:p text:style-name="P7"><text:span text:style-name="T8">11</text:span></text:p>
          </draw:text-box>
        </draw:frame>
      </draw:page>
      <draw:page draw:name="page2" draw:style-name="dp1" draw:master-page-name="Default">
        <draw:frame draw:style-name="gr1" draw:text-style-name="P9" draw:layer="layout" svg:width="14.564cm" svg:height="2.762cm" svg:x="0.914cm" svg:y="0.905cm">
          <draw:text-box>
            <text:p text:style-name="P8"><text:span text:style-name="T1">Goliath Quadcopter</text:span></text:p>
            <text:p text:style-name="P8"><text:span text:style-name="T1">Cutting Guides – Stiffeners</text:span></text:p>
            <text:p text:style-name="P8"><text:span text:style-name="T1">v1</text:span></text:p>
            <text:p text:style-name="P8"><text:span text:style-name="T2"><text:a xlink:href="http://mccloudaero.com/" xlink:type="simple">mccloudaero.com</text:a></text:span></text:p>
          </draw:text-box>
        </draw:frame>
        <draw:frame draw:style-name="gr2" draw:text-style-name="P4" draw:layer="layout" svg:width="3.556cm" svg:height="1.046cm" svg:x="12.222cm" svg:y="5.693cm">
          <draw:text-box>
            <text:p text:style-name="P10"><text:span text:style-name="T3">4' x 8' x </text:span><text:span text:style-name="T4">½</text:span><text:span text:style-name="T3">”</text:span></text:p>
          </draw:text-box>
        </draw:frame>
        <draw:measure draw:style-name="gr12" draw:text-style-name="P5" draw:layer="measurelines" svg:x1="3.875cm" svg:y1="9.986cm" svg:x2="24.143cm" svg:y2="9.998cm">
          <text:p text:style-name="P5"><text:span text:style-name="T5">48</text:span><text:span text:style-name="T5"><text:measure text:kind="unit">"</text:measure></text:span><text:span text:style-name="T5"><text:measure text:kind="gap"/></text:span></text:p>
        </draw:measure>
        <draw:frame draw:style-name="gr4" draw:text-style-name="P6" draw:layer="layout" svg:width="3.556cm" svg:height="1.4cm" svg:x="12.159cm" svg:y="6.712cm">
          <draw:text-box>
            <text:p text:style-name="P11"><text:span text:style-name="T6">2 Total</text:span></text:p>
          </draw:text-box>
        </draw:frame>
        <draw:custom-shape draw:style-name="gr13" draw:text-style-name="P3" draw:layer="Layout" svg:width="20.286cm" svg:height="5.043cm" svg:x="3.903cm" svg:y="10.08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4.19cm" svg:y1="14.558cm" svg:x2="8.337cm" svg:y2="14.55cm">
          <text:p/>
        </draw:line>
        <draw:measure draw:style-name="gr14" draw:text-style-name="P5" draw:layer="layout" svg:x1="3.82cm" svg:y1="15.074cm" svg:x2="3.828cm" svg:y2="10.144cm">
          <text:p text:style-name="P5"><text:span text:style-name="T5">12</text:span><text:span text:style-name="T5"><text:measure text:kind="gap"/></text:span><text:span text:style-name="T5">“</text:span></text:p>
        </draw:measure>
        <draw:line draw:style-name="gr6" draw:text-style-name="P3" draw:layer="layout" svg:x1="8.318cm" svg:y1="15.12cm" svg:x2="8.309cm" svg:y2="10.089cm">
          <text:p/>
        </draw:line>
        <draw:custom-shape draw:style-name="gr15" draw:text-style-name="P3" draw:layer="Layout" svg:width="1.08cm" svg:height="20.18cm" draw:transform="rotate (-1.5707963267949) translate (24.08cm 7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27.29299836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measure draw:style-name="gr16" draw:text-style-name="P5" draw:layer="layout" svg:x1="24.19cm" svg:y1="15.276cm" svg:x2="8.309cm" svg:y2="15.285cm">
          <text:p text:style-name="P5"><text:span text:style-name="T5">38</text:span><text:span text:style-name="T5"><text:measure text:kind="unit">"</text:measure></text:span><text:span text:style-name="T5"><text:measure text:kind="gap"/></text:span></text:p>
        </draw:measure>
        <draw:frame draw:style-name="gr4" draw:text-style-name="P13" draw:layer="layout" svg:width="11.861cm" svg:height="1.787cm" svg:x="1.07cm" svg:y="3.984cm">
          <draw:text-box>
            <text:p text:style-name="P12"><text:span text:style-name="T7">Notes:</text:span></text:p>
            <text:p text:style-name="P12"><text:span text:style-name="T7">Six 1 3/4” x 38” pieces can be cut from a single sheet.</text:span></text:p>
            <text:p text:style-name="P12"><text:span text:style-name="T7">Eight pieces are needed to create 4 propellers</text:span><text:span text:style-name="T6"> </text:span></text:p>
          </draw:text-box>
        </draw:frame>
        <draw:line draw:style-name="gr6" draw:text-style-name="P3" draw:layer="layout" svg:x1="24.191cm" svg:y1="13.758cm" svg:x2="8.338cm" svg:y2="13.75cm">
          <text:p/>
        </draw:line>
        <draw:line draw:style-name="gr6" draw:text-style-name="P3" draw:layer="layout" svg:x1="24.192cm" svg:y1="12.958cm" svg:x2="8.339cm" svg:y2="12.95cm">
          <text:p/>
        </draw:line>
        <draw:line draw:style-name="gr6" draw:text-style-name="P3" draw:layer="layout" svg:x1="24.193cm" svg:y1="12.258cm" svg:x2="8.34cm" svg:y2="12.25cm">
          <text:p/>
        </draw:line>
        <draw:line draw:style-name="gr6" draw:text-style-name="P3" draw:layer="layout" svg:x1="24.194cm" svg:y1="11.558cm" svg:x2="8.341cm" svg:y2="11.55cm">
          <text:p/>
        </draw:line>
        <draw:line draw:style-name="gr6" draw:text-style-name="P3" draw:layer="layout" svg:x1="24.195cm" svg:y1="10.858cm" svg:x2="8.342cm" svg:y2="10.85cm">
          <text:p/>
        </draw:line>
        <draw:frame draw:style-name="gr11" draw:text-style-name="P14" draw:layer="layout" svg:width="0.935cm" svg:height="1.13cm" svg:x="15.436cm" svg:y="10.046cm">
          <draw:text-box>
            <text:p text:style-name="P14"><text:span text:style-name="T9">1</text:span></text:p>
          </draw:text-box>
        </draw:frame>
        <draw:frame draw:style-name="gr11" draw:text-style-name="P14" draw:layer="layout" svg:width="0.935cm" svg:height="1.13cm" svg:x="15.437cm" svg:y="10.846cm">
          <draw:text-box>
            <text:p text:style-name="P14"><text:span text:style-name="T9">2</text:span></text:p>
          </draw:text-box>
        </draw:frame>
        <draw:frame draw:style-name="gr11" draw:text-style-name="P14" draw:layer="layout" svg:width="0.935cm" svg:height="1.13cm" svg:x="15.437cm" svg:y="11.546cm">
          <draw:text-box>
            <text:p text:style-name="P14"><text:span text:style-name="T9">3</text:span></text:p>
          </draw:text-box>
        </draw:frame>
        <draw:frame draw:style-name="gr11" draw:text-style-name="P14" draw:layer="layout" svg:width="0.935cm" svg:height="1.13cm" svg:x="15.437cm" svg:y="12.246cm">
          <draw:text-box>
            <text:p text:style-name="P14"><text:span text:style-name="T9">4</text:span></text:p>
          </draw:text-box>
        </draw:frame>
        <draw:frame draw:style-name="gr11" draw:text-style-name="P14" draw:layer="layout" svg:width="0.935cm" svg:height="1.13cm" svg:x="15.437cm" svg:y="13.046cm">
          <draw:text-box>
            <text:p text:style-name="P14"><text:span text:style-name="T9">5</text:span></text:p>
          </draw:text-box>
        </draw:frame>
        <draw:frame draw:style-name="gr11" draw:text-style-name="P14" draw:layer="layout" svg:width="0.935cm" svg:height="1.13cm" svg:x="15.437cm" svg:y="13.846cm">
          <draw:text-box>
            <text:p text:style-name="P14"><text:span text:style-name="T9">6</text:span></text:p>
          </draw:text-box>
        </draw:frame>
        <draw:measure draw:style-name="gr17" draw:text-style-name="P5" draw:layer="measurelines" svg:x1="24.29cm" svg:y1="10.089cm" svg:x2="24.29cm" svg:y2="10.831cm">
          <text:p text:style-name="P5">1.75<text:measure text:kind="unit">"</text:measure><text:measure text:kind="gap"/></text:p>
        </draw:measure>
      </draw:page>
      <draw:page draw:name="page3" draw:style-name="dp1" draw:master-page-name="Default">
        <draw:frame draw:style-name="gr1" draw:text-style-name="P9" draw:layer="layout" svg:width="14.564cm" svg:height="2.762cm" svg:x="0.914cm" svg:y="0.905cm">
          <draw:text-box>
            <text:p text:style-name="P8"><text:span text:style-name="T1">Goliath Quadcopter</text:span></text:p>
            <text:p text:style-name="P8"><text:span text:style-name="T1">Cutting Guides – Locations to cut for Stiffeners </text:span></text:p>
            <text:p text:style-name="P8"><text:span text:style-name="T1">v1</text:span></text:p>
            <text:p text:style-name="P8"><text:span text:style-name="T2"><text:a xlink:href="http://mccloudaero.com/" xlink:type="simple">mccloudaero.com</text:a></text:span></text:p>
          </draw:text-box>
        </draw:frame>
        <draw:custom-shape draw:style-name="gr5" draw:text-style-name="P3" draw:layer="layout" svg:width="20.351cm" svg:height="3.31cm" svg:x="3.838cm" svg:y="10.623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18cm" svg:y1="13.92cm" svg:x2="11.414cm" svg:y2="10.596cm">
          <text:p/>
        </draw:line>
        <draw:line draw:style-name="gr6" draw:text-style-name="P3" draw:layer="layout" svg:x1="16.518cm" svg:y1="13.92cm" svg:x2="16.514cm" svg:y2="10.596cm">
          <text:p/>
        </draw:line>
        <draw:measure draw:style-name="gr18" draw:text-style-name="P5" draw:layer="layout" svg:x1="11.425cm" svg:y1="10.486cm" svg:x2="16.511cm" svg:y2="10.486cm">
          <text:p text:style-name="P5"><text:span text:style-name="T5">2 </text:span><text:span text:style-name="T10">½</text:span><text:span text:style-name="T5"><text:measure text:kind="unit">"</text:measure></text:span><text:span text:style-name="T5"><text:measure text:kind="gap"/></text:span></text:p>
        </draw:measure>
        <draw:measure draw:style-name="gr19" draw:text-style-name="P5" draw:layer="layout" svg:x1="16.525cm" svg:y1="10.486cm" svg:x2="24.153cm" svg:y2="10.486cm">
          <text:p text:style-name="P5"><text:span text:style-name="T5">3 5/8</text:span><text:span text:style-name="T5"><text:measure text:kind="unit">"</text:measure></text:span><text:span text:style-name="T5"><text:measure text:kind="gap"/></text:span></text:p>
        </draw:measure>
        <draw:measure draw:style-name="gr20" draw:text-style-name="P5" draw:layer="layout" svg:x1="3.825cm" svg:y1="10.486cm" svg:x2="11.453cm" svg:y2="10.486cm">
          <text:p text:style-name="P5"><text:span text:style-name="T5">3 5/8</text:span><text:span text:style-name="T5"><text:measure text:kind="unit">"</text:measure></text:span><text:span text:style-name="T5"><text:measure text:kind="gap"/></text:span></text:p>
        </draw:measure>
        <draw:line draw:style-name="gr21" draw:text-style-name="P3" draw:layer="layout" svg:x1="12.525cm" svg:y1="13.922cm" svg:x2="13.295cm" svg:y2="13.235cm">
          <text:p/>
        </draw:line>
        <draw:line draw:style-name="gr21" draw:text-style-name="P3" draw:layer="layout" svg:x1="14.779cm" svg:y1="14.582cm" svg:x2="15.549cm" svg:y2="13.895cm">
          <text:p/>
        </draw:line>
        <draw:line draw:style-name="gr21" draw:text-style-name="P3" draw:layer="layout" svg:x1="14.779cm" svg:y1="14.609cm" svg:x2="13.267cm" svg:y2="13.262cm">
          <text:p/>
        </draw:line>
        <draw:measure draw:style-name="gr22" draw:text-style-name="P3" draw:layer="measurelines" svg:x1="24.18cm" svg:y1="14.12cm" svg:x2="3.866cm" svg:y2="14.12cm">
          <text:p text:style-name="P5"><text:measure text:kind="gap"/>10<text:measure text:kind="unit">"</text:measure><text:measure text:kind="gap"/></text:p>
        </draw:measure>
        <draw:frame draw:style-name="gr4" draw:text-style-name="P13" draw:layer="layout" svg:width="11.861cm" svg:height="1.4cm" svg:x="1.071cm" svg:y="3.985cm">
          <draw:text-box>
            <text:p text:style-name="P12"><text:span text:style-name="T7">Notes:</text:span></text:p>
            <text:p text:style-name="P12"><text:span text:style-name="T7">Each Foam block is cut to allow the stiffeners to be inser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11-04T14:50:15.342000000</dc:date>
    <meta:editing-duration>P3DT11H3M34S</meta:editing-duration>
    <meta:editing-cycles>62</meta:editing-cycles>
    <meta:generator>LibreOffice/4.1.6.2$Windows_x86 LibreOffice_project/40ff705089295be5be0aae9b15123f687c05b0a</meta:generator>
    <meta:document-statistic meta:object-count="68"/>
  </office:meta>
</office:document-meta>
</file>